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4.4cm" table:align="margins"/>
    </style:style>
    <style:style style:name="Tabella1.A" style:family="table-column">
      <style:table-column-properties style:column-width="14.4cm" style:rel-column-width="65535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3.5cm"/>
    </style:style>
    <style:style style:name="Tabella1.3" style:family="table-row">
      <style:table-row-properties style:row-height="5.5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0pt" fo:font-style="normal" style:text-underline-style="none" fo:font-weight="bold" officeooo:rsid="0010b5bd" officeooo:paragraph-rsid="0074df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18pt" fo:font-style="normal" style:text-underline-style="none" fo:font-weight="bold" officeooo:rsid="0010b5bd" officeooo:paragraph-rsid="008677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2pt" fo:font-style="normal" style:text-underline-style="none" fo:font-weight="bold" officeooo:rsid="0010b5bd" officeooo:paragraph-rsid="0074df1f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677d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7f49e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2"><text:placeholder text:placeholder-type="text">&lt;for each="o in get_objects(data)"&gt;</text:placeholder></text:p>
          </table:table-cell>
        </table:table-row>
        <table:table-row table:style-name="Tabella1.2">
          <table:table-cell table:style-name="Tabella1.A1" office:value-type="string">
            <text:p text:style-name="P12"><draw:frame draw:style-name="fr1" draw:name="image:asimage(o.sscc_image)" text:anchor-type="as-char" style:rel-width="scale" svg:height="2.148cm" style:rel-height="65%" draw:z-index="0"><draw:text-box fo:min-width="2.131cm"><text:p text:style-name="P1"/></draw:text-box></draw:frame></text:p>
            <text:p text:style-name="P11"><text:placeholder text:placeholder-type="text">&lt;o.sscc&gt;</text:placeholder></text:p>
          </table:table-cell>
        </table:table-row>
        <table:table-row table:style-name="Tabella1.3">
          <table:table-cell table:style-name="Tabella1.A1" office:value-type="string">
            <text:p text:style-name="P10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8"><text:span text:style-name="T4"><text:placeholder text:placeholder-type="text">&lt;o.order_id.delivery_at&gt;</text:placeholder></text:span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:<text:span text:style-name="T2"> </text:span><text:span text:style-name="T4"><text:placeholder text:placeholder-type="text">&lt;o.order_id.name.split('-')[0]&gt;</text:placeholder></text:span></text:p>
          </table:table-cell>
        </table:table-row>
        <table:table-row table:style-name="Tabella1.4">
          <table:table-cell table:style-name="Tabella1.A1" office:value-type="string">
            <text:p text:style-name="P2"><text:placeholder text:placeholder-type="text">&lt;/for&gt;</text:placeholder></text:p>
          </table:table-cell>
        </table:table-row>
      </table:table>
      <text:p text:style-name="P6"/>
      <text:p text:style-name="P5"/>
      <text:p text:style-name="P3"/>
      <text:p text:style-name="P4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499cm" fo:page-height="11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06T10:55:02.030411613</dc:date>
    <dc:creator>thebrush </dc:creator>
    <meta:editing-duration>PT5H46M4S</meta:editing-duration>
    <meta:editing-cycles>133</meta:editing-cycles>
    <meta:document-statistic meta:table-count="1" meta:image-count="0" meta:object-count="0" meta:page-count="2" meta:paragraph-count="9" meta:word-count="14" meta:character-count="192" meta:non-whitespace-character-count="185"/>
  </office:meta>
</office:document-meta>
</file>